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7.74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="0.06pt solid #000000"/>
    </style:style>
    <style:style style:name="ce1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9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float" office:value="0.85604582" calcext:value-type="float">
            <text:p>0,8560458</text:p>
          </table:table-cell>
          <table:table-cell table:style-name="ce12" table:formula="of:=[.I20]" office:value-type="float" office:value="0.77161647" calcext:value-type="float">
            <text:p>0,7716165</text:p>
          </table:table-cell>
          <table:table-cell table:style-name="ce12" table:formula="of:=[.J20]" office:value-type="float" office:value="0.72257132" calcext:value-type="float">
            <text:p>0,7225713</text:p>
          </table:table-cell>
          <table:table-cell table:style-name="ce12" table:formula="of:=[.K20]" office:value-type="float" office:value="0.81109715" calcext:value-type="float">
            <text:p>0,8110972</text:p>
          </table:table-cell>
          <table:table-cell table:style-name="ce12" table:formula="of:=[.L20]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7]" office:value-type="float" office:value="0.8663609" calcext:value-type="float">
            <text:p>0,8663609</text:p>
          </table:table-cell>
          <table:table-cell table:style-name="ce13" table:formula="of:=[.I37]" office:value-type="float" office:value="0.79294095" calcext:value-type="float">
            <text:p>0,7929410</text:p>
          </table:table-cell>
          <table:table-cell table:style-name="ce13" table:formula="of:=[.J37]" office:value-type="float" office:value="0.74804851" calcext:value-type="float">
            <text:p>0,7480485</text:p>
          </table:table-cell>
          <table:table-cell table:style-name="ce13" table:formula="of:=[.K37]" office:value-type="float" office:value="0.82692863" calcext:value-type="float">
            <text:p>0,8269286</text:p>
          </table:table-cell>
          <table:table-cell table:style-name="ce13" table:formula="of:=[.L37]" office:value-type="float" office:value="0.65362892" calcext:value-type="float">
            <text:p>0,6536289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0.84081633" calcext:value-type="float">
            <text:p>0,8408163</text:p>
          </table:table-cell>
          <table:table-cell table:style-name="ce14" office:value-type="float" office:value="0.82730924" calcext:value-type="float">
            <text:p>0,8273092</text:p>
          </table:table-cell>
          <table:table-cell table:style-name="ce14" office:value-type="float" office:value="0.75449102" calcext:value-type="float">
            <text:p>0,7544910</text:p>
          </table:table-cell>
          <table:table-cell table:style-name="ce14" office:value-type="float" office:value="0.8340081" calcext:value-type="float">
            <text:p>0,8340081</text:p>
          </table:table-cell>
          <table:table-cell table:style-name="ce1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2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5" office:value-type="float" office:value="0.8553719" calcext:value-type="float">
            <text:p>0,8553719</text:p>
          </table:table-cell>
          <table:table-cell table:style-name="ce15" office:value-type="float" office:value="0.81176471" calcext:value-type="float">
            <text:p>0,8117647</text:p>
          </table:table-cell>
          <table:table-cell table:style-name="ce15" office:value-type="float" office:value="0.75149701" calcext:value-type="float">
            <text:p>0,7514970</text:p>
          </table:table-cell>
          <table:table-cell table:style-name="ce15" office:value-type="float" office:value="0.83299799" calcext:value-type="float">
            <text:p>0,8329980</text:p>
          </table:table-cell>
          <table:table-cell table:style-name="ce1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2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5232068" calcext:value-type="float">
            <text:p>0,8523207</text:p>
          </table:table-cell>
          <table:table-cell table:style-name="ce14" office:value-type="float" office:value="0.7890625" calcext:value-type="float">
            <text:p>0,7890625</text:p>
          </table:table-cell>
          <table:table-cell table:style-name="ce14" office:value-type="float" office:value="0.73273273" calcext:value-type="float">
            <text:p>0,7327327</text:p>
          </table:table-cell>
          <table:table-cell table:style-name="ce14" office:value-type="float" office:value="0.81947262" calcext:value-type="float">
            <text:p>0,8194726</text:p>
          </table:table-cell>
          <table:table-cell table:style-name="ce1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float" office:value="0.85106383" calcext:value-type="float">
            <text:p>0,8510638</text:p>
          </table:table-cell>
          <table:table-cell table:style-name="ce15" office:value-type="float" office:value="0.74906367" calcext:value-type="float">
            <text:p>0,7490637</text:p>
          </table:table-cell>
          <table:table-cell table:style-name="ce15" office:value-type="float" office:value="0.69552239" calcext:value-type="float">
            <text:p>0,6955224</text:p>
          </table:table-cell>
          <table:table-cell table:style-name="ce15" office:value-type="float" office:value="0.79681275" calcext:value-type="float">
            <text:p>0,7968128</text:p>
          </table:table-cell>
          <table:table-cell table:style-name="ce1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6098655" calcext:value-type="float">
            <text:p>0,8609866</text:p>
          </table:table-cell>
          <table:table-cell table:style-name="ce14" office:value-type="float" office:value="0.74131274" calcext:value-type="float">
            <text:p>0,7413127</text:p>
          </table:table-cell>
          <table:table-cell table:style-name="ce14" office:value-type="float" office:value="0.70481928" calcext:value-type="float">
            <text:p>0,7048193</text:p>
          </table:table-cell>
          <table:table-cell table:style-name="ce14" office:value-type="float" office:value="0.7966805" calcext:value-type="float">
            <text:p>0,7966805</text:p>
          </table:table-cell>
          <table:table-cell table:style-name="ce1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2819383" calcext:value-type="float">
            <text:p>0,8281938</text:p>
          </table:table-cell>
          <table:table-cell table:style-name="ce15" office:value-type="float" office:value="0.743083" calcext:value-type="float">
            <text:p>0,7430830</text:p>
          </table:table-cell>
          <table:table-cell table:style-name="ce15" office:value-type="float" office:value="0.68862275" calcext:value-type="float">
            <text:p>0,6886228</text:p>
          </table:table-cell>
          <table:table-cell table:style-name="ce15" office:value-type="float" office:value="0.78333333" calcext:value-type="float">
            <text:p>0,7833333</text:p>
          </table:table-cell>
          <table:table-cell table:style-name="ce1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0.87096774" calcext:value-type="float">
            <text:p>0,8709677</text:p>
          </table:table-cell>
          <table:table-cell table:style-name="ce14" office:value-type="float" office:value="0.75298805" calcext:value-type="float">
            <text:p>0,7529881</text:p>
          </table:table-cell>
          <table:table-cell table:style-name="ce14" office:value-type="float" office:value="0.72972973" calcext:value-type="float">
            <text:p>0,7297297</text:p>
          </table:table-cell>
          <table:table-cell table:style-name="ce14" office:value-type="float" office:value="0.80769231" calcext:value-type="float">
            <text:p>0,8076923</text:p>
          </table:table-cell>
          <table:table-cell table:style-name="ce1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5" office:value-type="float" office:value="0.80519481" calcext:value-type="float">
            <text:p>0,8051948</text:p>
          </table:table-cell>
          <table:table-cell table:style-name="ce15" office:value-type="float" office:value="0.76229508" calcext:value-type="float">
            <text:p>0,7622951</text:p>
          </table:table-cell>
          <table:table-cell table:style-name="ce15" office:value-type="float" office:value="0.69161677" calcext:value-type="float">
            <text:p>0,6916168</text:p>
          </table:table-cell>
          <table:table-cell table:style-name="ce15" office:value-type="float" office:value="0.78315789" calcext:value-type="float">
            <text:p>0,7831579</text:p>
          </table:table-cell>
          <table:table-cell table:style-name="ce1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0.9173913" calcext:value-type="float">
            <text:p>0,9173913</text:p>
          </table:table-cell>
          <table:table-cell table:style-name="ce14" office:value-type="float" office:value="0.75357143" calcext:value-type="float">
            <text:p>0,7535714</text:p>
          </table:table-cell>
          <table:table-cell table:style-name="ce14" office:value-type="float" office:value="0.73493976" calcext:value-type="float">
            <text:p>0,7349398</text:p>
          </table:table-cell>
          <table:table-cell table:style-name="ce14" office:value-type="float" office:value="0.82745098" calcext:value-type="float">
            <text:p>0,8274510</text:p>
          </table:table-cell>
          <table:table-cell table:style-name="ce1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5" office:value-type="float" office:value="0.87815126" calcext:value-type="float">
            <text:p>0,8781513</text:p>
          </table:table-cell>
          <table:table-cell table:style-name="ce15" office:value-type="float" office:value="0.78571429" calcext:value-type="float">
            <text:p>0,7857143</text:p>
          </table:table-cell>
          <table:table-cell table:style-name="ce15" office:value-type="float" office:value="0.74174174" calcext:value-type="float">
            <text:p>0,7417417</text:p>
          </table:table-cell>
          <table:table-cell table:style-name="ce15" office:value-type="float" office:value="0.82936508" calcext:value-type="float">
            <text:p>0,8293651</text:p>
          </table:table-cell>
          <table:table-cell table:style-name="ce1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6" office:value-type="float" office:value="0.85604582" calcext:value-type="float">
            <text:p>0,8560458</text:p>
          </table:table-cell>
          <table:table-cell table:style-name="ce16" office:value-type="float" office:value="0.77161647" calcext:value-type="float">
            <text:p>0,7716165</text:p>
          </table:table-cell>
          <table:table-cell table:style-name="ce16" office:value-type="float" office:value="0.72257132" calcext:value-type="float">
            <text:p>0,7225713</text:p>
          </table:table-cell>
          <table:table-cell table:style-name="ce16" office:value-type="float" office:value="0.81109715" calcext:value-type="float">
            <text:p>0,8110972</text:p>
          </table:table-cell>
          <table:table-cell table:style-name="ce1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5384629" calcext:value-type="float">
            <text:p>0,8538463</text:p>
          </table:table-cell>
          <table:table-cell table:style-name="ce15" office:value-type="float" office:value="0.75793326" calcext:value-type="float">
            <text:p>0,7579333</text:p>
          </table:table-cell>
          <table:table-cell table:style-name="ce15" office:value-type="float" office:value="0.73123123" calcext:value-type="float">
            <text:p>0,7312312</text:p>
          </table:table-cell>
          <table:table-cell table:style-name="ce15" office:value-type="float" office:value="0.81358246" calcext:value-type="float">
            <text:p>0,8135825</text:p>
          </table:table-cell>
          <table:table-cell table:style-name="ce1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4" office:value-type="float" office:value="0.03005854" calcext:value-type="float">
            <text:p>0,0300585</text:p>
          </table:table-cell>
          <table:table-cell table:style-name="ce14" office:value-type="float" office:value="0.03021646" calcext:value-type="float">
            <text:p>0,0302165</text:p>
          </table:table-cell>
          <table:table-cell table:style-name="ce14" office:value-type="float" office:value="0.02513964" calcext:value-type="float">
            <text:p>0,0251396</text:p>
          </table:table-cell>
          <table:table-cell table:style-name="ce14" office:value-type="float" office:value="0.02014056" calcext:value-type="float">
            <text:p>0,0201406</text:p>
          </table:table-cell>
          <table:table-cell table:style-name="ce14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047619" calcext:value-type="float">
            <text:p>0,904762</text:p>
          </table:table-cell>
          <table:table-cell table:style-name="ce17" office:value-type="float" office:value="0.79467681" calcext:value-type="float">
            <text:p>0,794677</text:p>
          </table:table-cell>
          <table:table-cell table:style-name="ce17" office:value-type="float" office:value="0.77313433" calcext:value-type="float">
            <text:p>0,773134</text:p>
          </table:table-cell>
          <table:table-cell table:style-name="ce17" office:value-type="float" office:value="0.84615385" calcext:value-type="float">
            <text:p>0,846154</text:p>
          </table:table-cell>
          <table:table-cell table:style-name="ce17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18" office:value-type="float" office:value="0.87029289" calcext:value-type="float">
            <text:p>0,870293</text:p>
          </table:table-cell>
          <table:table-cell table:style-name="ce18" office:value-type="float" office:value="0.81568627" calcext:value-type="float">
            <text:p>0,815686</text:p>
          </table:table-cell>
          <table:table-cell table:style-name="ce18" office:value-type="float" office:value="0.76646707" calcext:value-type="float">
            <text:p>0,766467</text:p>
          </table:table-cell>
          <table:table-cell table:style-name="ce18" office:value-type="float" office:value="0.84210526" calcext:value-type="float">
            <text:p>0,842105</text:p>
          </table:table-cell>
          <table:table-cell table:style-name="ce18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0.90178571" calcext:value-type="float">
            <text:p>0,901786</text:p>
          </table:table-cell>
          <table:table-cell table:style-name="ce17" office:value-type="float" office:value="0.73454545" calcext:value-type="float">
            <text:p>0,734545</text:p>
          </table:table-cell>
          <table:table-cell table:style-name="ce17" office:value-type="float" office:value="0.71556886" calcext:value-type="float">
            <text:p>0,715569</text:p>
          </table:table-cell>
          <table:table-cell table:style-name="ce17" office:value-type="float" office:value="0.80961924" calcext:value-type="float">
            <text:p>0,809619</text:p>
          </table:table-cell>
          <table:table-cell table:style-name="ce17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79237288" calcext:value-type="float">
            <text:p>0,792373</text:p>
          </table:table-cell>
          <table:table-cell table:style-name="ce18" office:value-type="float" office:value="0.84615385" calcext:value-type="float">
            <text:p>0,846154</text:p>
          </table:table-cell>
          <table:table-cell table:style-name="ce18" office:value-type="float" office:value="0.75149701" calcext:value-type="float">
            <text:p>0,751497</text:p>
          </table:table-cell>
          <table:table-cell table:style-name="ce18" office:value-type="float" office:value="0.81838074" calcext:value-type="float">
            <text:p>0,818381</text:p>
          </table:table-cell>
          <table:table-cell table:style-name="ce18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.87341772" calcext:value-type="float">
            <text:p>0,873418</text:p>
          </table:table-cell>
          <table:table-cell table:style-name="ce17" office:value-type="float" office:value="0.80232558" calcext:value-type="float">
            <text:p>0,802326</text:p>
          </table:table-cell>
          <table:table-cell table:style-name="ce17" office:value-type="float" office:value="0.75675676" calcext:value-type="float">
            <text:p>0,756757</text:p>
          </table:table-cell>
          <table:table-cell table:style-name="ce17" office:value-type="float" office:value="0.83636364" calcext:value-type="float">
            <text:p>0,836364</text:p>
          </table:table-cell>
          <table:table-cell table:style-name="ce17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18" office:value-type="float" office:value="0.87606838" calcext:value-type="float">
            <text:p>0,876068</text:p>
          </table:table-cell>
          <table:table-cell table:style-name="ce18" office:value-type="float" office:value="0.78846154" calcext:value-type="float">
            <text:p>0,788462</text:p>
          </table:table-cell>
          <table:table-cell table:style-name="ce18" office:value-type="float" office:value="0.74698795" calcext:value-type="float">
            <text:p>0,746988</text:p>
          </table:table-cell>
          <table:table-cell table:style-name="ce18" office:value-type="float" office:value="0.82995951" calcext:value-type="float">
            <text:p>0,829960</text:p>
          </table:table-cell>
          <table:table-cell table:style-name="ce18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7" office:value-type="float" office:value="0.87387387" calcext:value-type="float">
            <text:p>0,873874</text:p>
          </table:table-cell>
          <table:table-cell table:style-name="ce17" office:value-type="float" office:value="0.7854251" calcext:value-type="float">
            <text:p>0,785425</text:p>
          </table:table-cell>
          <table:table-cell table:style-name="ce17" office:value-type="float" office:value="0.75748503" calcext:value-type="float">
            <text:p>0,757485</text:p>
          </table:table-cell>
          <table:table-cell table:style-name="ce17" office:value-type="float" office:value="0.82729211" calcext:value-type="float">
            <text:p>0,827292</text:p>
          </table:table-cell>
          <table:table-cell table:style-name="ce17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18" office:value-type="float" office:value="0.9055794" calcext:value-type="float">
            <text:p>0,905579</text:p>
          </table:table-cell>
          <table:table-cell table:style-name="ce18" office:value-type="float" office:value="0.75899281" calcext:value-type="float">
            <text:p>0,758993</text:p>
          </table:table-cell>
          <table:table-cell table:style-name="ce18" office:value-type="float" office:value="0.73432836" calcext:value-type="float">
            <text:p>0,734328</text:p>
          </table:table-cell>
          <table:table-cell table:style-name="ce18" office:value-type="float" office:value="0.8258317" calcext:value-type="float">
            <text:p>0,825832</text:p>
          </table:table-cell>
          <table:table-cell table:style-name="ce18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83700441" calcext:value-type="float">
            <text:p>0,837004</text:p>
          </table:table-cell>
          <table:table-cell table:style-name="ce17" office:value-type="float" office:value="0.79166667" calcext:value-type="float">
            <text:p>0,791667</text:p>
          </table:table-cell>
          <table:table-cell table:style-name="ce17" office:value-type="float" office:value="0.73873874" calcext:value-type="float">
            <text:p>0,738739</text:p>
          </table:table-cell>
          <table:table-cell table:style-name="ce17" office:value-type="float" office:value="0.8137045" calcext:value-type="float">
            <text:p>0,813705</text:p>
          </table:table-cell>
          <table:table-cell table:style-name="ce17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18" office:value-type="float" office:value="0.82845188" calcext:value-type="float">
            <text:p>0,828452</text:p>
          </table:table-cell>
          <table:table-cell table:style-name="ce18" office:value-type="float" office:value="0.81147541" calcext:value-type="float">
            <text:p>0,811475</text:p>
          </table:table-cell>
          <table:table-cell table:style-name="ce18" office:value-type="float" office:value="0.73952096" calcext:value-type="float">
            <text:p>0,739521</text:p>
          </table:table-cell>
          <table:table-cell table:style-name="ce18" office:value-type="float" office:value="0.81987578" calcext:value-type="float">
            <text:p>0,819876</text:p>
          </table:table-cell>
          <table:table-cell table:style-name="ce18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19" office:value-type="float" office:value="0.8663609" calcext:value-type="float">
            <text:p>0,866361</text:p>
          </table:table-cell>
          <table:table-cell table:style-name="ce19" office:value-type="float" office:value="0.79294095" calcext:value-type="float">
            <text:p>0,792941</text:p>
          </table:table-cell>
          <table:table-cell table:style-name="ce19" office:value-type="float" office:value="0.74804851" calcext:value-type="float">
            <text:p>0,748049</text:p>
          </table:table-cell>
          <table:table-cell table:style-name="ce19" office:value-type="float" office:value="0.82692863" calcext:value-type="float">
            <text:p>0,826929</text:p>
          </table:table-cell>
          <table:table-cell table:style-name="ce19" office:value-type="float" office:value="0.65362892" calcext:value-type="float">
            <text:p>0,653629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18" office:value-type="float" office:value="0.8736458" calcext:value-type="float">
            <text:p>0,873646</text:p>
          </table:table-cell>
          <table:table-cell table:style-name="ce18" office:value-type="float" office:value="0.79317174" calcext:value-type="float">
            <text:p>0,793172</text:p>
          </table:table-cell>
          <table:table-cell table:style-name="ce18" office:value-type="float" office:value="0.74924248" calcext:value-type="float">
            <text:p>0,749242</text:p>
          </table:table-cell>
          <table:table-cell table:style-name="ce18" office:value-type="float" office:value="0.82656191" calcext:value-type="float">
            <text:p>0,826562</text:p>
          </table:table-cell>
          <table:table-cell table:style-name="ce18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17" office:value-type="float" office:value="0.03690334" calcext:value-type="float">
            <text:p>0,036903</text:p>
          </table:table-cell>
          <table:table-cell table:style-name="ce17" office:value-type="float" office:value="0.03059459" calcext:value-type="float">
            <text:p>0,030595</text:p>
          </table:table-cell>
          <table:table-cell table:style-name="ce17" office:value-type="float" office:value="0.01682921" calcext:value-type="float">
            <text:p>0,016829</text:p>
          </table:table-cell>
          <table:table-cell table:style-name="ce17" office:value-type="float" office:value="0.01200362" calcext:value-type="float">
            <text:p>0,012004</text:p>
          </table:table-cell>
          <table:table-cell table:style-name="ce17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0" table:number-columns-repeated="5"/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Coop RF X DBN" table:style-name="ta1">
        <table:shapes>
          <draw:frame draw:z-index="0" draw:style-name="gr1" draw:text-style-name="P1" svg:width="159.8mm" svg:height="90.06mm" svg:x="136.88mm" svg:y="219.77mm">
            <loext:p draw:notify-on-update-of-ranges="'Coop RF X DBN'.E46:'Coop RF X DBN'.E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2" table:default-cell-style-name="ce4"/>
        <table:table-column table:style-name="co4" table:number-columns-repeated="7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float" office:value="0.8996547" calcext:value-type="float">
            <text:p>0,8996547</text:p>
          </table:table-cell>
          <table:table-cell table:style-name="ce12" table:formula="of:=[.I20]" office:value-type="float" office:value="0.836605328" calcext:value-type="float">
            <text:p>0,8366053</text:p>
          </table:table-cell>
          <table:table-cell table:style-name="ce12" table:formula="of:=[.J20]" office:value-type="float" office:value="0.80670993" calcext:value-type="float">
            <text:p>0,8067099</text:p>
          </table:table-cell>
          <table:table-cell table:style-name="ce12" table:formula="of:=[.K20]" office:value-type="float" office:value="0.866921933" calcext:value-type="float">
            <text:p>0,8669219</text:p>
          </table:table-cell>
          <table:table-cell table:style-name="ce12" table:formula="of:=[.L20]" office:value-type="float" office:value="0.61855349" calcext:value-type="float">
            <text:p>0,6185535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float" office:value="0.91628421" calcext:value-type="float">
            <text:p>0,9162842</text:p>
          </table:table-cell>
          <table:table-cell table:style-name="ce13" table:formula="of:=[.I36]" office:value-type="float" office:value="0.82003454" calcext:value-type="float">
            <text:p>0,8200345</text:p>
          </table:table-cell>
          <table:table-cell table:style-name="ce13" table:formula="of:=[.J36]" office:value-type="float" office:value="0.800407082" calcext:value-type="float">
            <text:p>0,8004071</text:p>
          </table:table-cell>
          <table:table-cell table:style-name="ce13" table:formula="of:=[.K36]" office:value-type="float" office:value="0.865308874" calcext:value-type="float">
            <text:p>0,8653089</text:p>
          </table:table-cell>
          <table:table-cell table:style-name="ce13" table:formula="of:=[.L36]" office:value-type="float" office:value="0.6093855" calcext:value-type="float">
            <text:p>0,6093855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2" table:style-name="Default"/>
          <table:covered-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0.89583333" calcext:value-type="float">
            <text:p>0,89583333</text:p>
          </table:table-cell>
          <table:table-cell table:style-name="ce4" office:value-type="float" office:value="0.837252021" calcext:value-type="float">
            <text:p>0,837252021</text:p>
          </table:table-cell>
          <table:table-cell table:style-name="ce4" office:value-type="float" office:value="0.805280528" calcext:value-type="float">
            <text:p>0,805280528</text:p>
          </table:table-cell>
          <table:table-cell table:style-name="ce4" office:value-type="float" office:value="0.865552602" calcext:value-type="float">
            <text:p>0,865552602</text:p>
          </table:table-cell>
          <table:table-cell table:style-name="ce4" office:value-type="float" office:value="0.62137406" calcext:value-type="float">
            <text:p>0,62137406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ce5" office:value-type="float" office:value="0.824290334" calcext:value-type="float">
            <text:p>0,824290334</text:p>
          </table:table-cell>
          <table:table-cell table:style-name="ce5" office:value-type="float" office:value="0.796260654" calcext:value-type="float">
            <text:p>0,796260654</text:p>
          </table:table-cell>
          <table:table-cell table:style-name="ce5" office:value-type="float" office:value="0.860949521" calcext:value-type="float">
            <text:p>0,860949521</text:p>
          </table:table-cell>
          <table:table-cell table:style-name="ce5" office:value-type="float" office:value="0.62161661" calcext:value-type="float">
            <text:p>0,62161661</text:p>
          </table:table-cell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0.88727416" calcext:value-type="float">
            <text:p>0,88727416</text:p>
          </table:table-cell>
          <table:table-cell table:style-name="ce4" office:value-type="float" office:value="0.841340782" calcext:value-type="float">
            <text:p>0,841340782</text:p>
          </table:table-cell>
          <table:table-cell table:style-name="ce4" office:value-type="float" office:value="0.803905391" calcext:value-type="float">
            <text:p>0,803905391</text:p>
          </table:table-cell>
          <table:table-cell table:style-name="ce4" office:value-type="float" office:value="0.86369719" calcext:value-type="float">
            <text:p>0,86369719</text:p>
          </table:table-cell>
          <table:table-cell table:style-name="ce4" office:value-type="float" office:value="0.6269531" calcext:value-type="float">
            <text:p>0,6269531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ce5" office:value-type="float" office:value="0.834608379" calcext:value-type="float">
            <text:p>0,834608379</text:p>
          </table:table-cell>
          <table:table-cell table:style-name="ce5" office:value-type="float" office:value="0.805334067" calcext:value-type="float">
            <text:p>0,805334067</text:p>
          </table:table-cell>
          <table:table-cell table:style-name="ce5" office:value-type="float" office:value="0.866162571" calcext:value-type="float">
            <text:p>0,866162571</text:p>
          </table:table-cell>
          <table:table-cell table:style-name="ce5" office:value-type="float" office:value="0.61882877" calcext:value-type="float">
            <text:p>0,61882877</text:p>
          </table:table-cell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0.90919811" calcext:value-type="float">
            <text:p>0,90919811</text:p>
          </table:table-cell>
          <table:table-cell table:style-name="ce4" office:value-type="float" office:value="0.835621387" calcext:value-type="float">
            <text:p>0,835621387</text:p>
          </table:table-cell>
          <table:table-cell table:style-name="ce4" office:value-type="float" office:value="0.811331133" calcext:value-type="float">
            <text:p>0,811331133</text:p>
          </table:table-cell>
          <table:table-cell table:style-name="ce4" office:value-type="float" office:value="0.870858434" calcext:value-type="float">
            <text:p>0,870858434</text:p>
          </table:table-cell>
          <table:table-cell table:style-name="ce4" office:value-type="float" office:value="0.61119156" calcext:value-type="float">
            <text:p>0,61119156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ce5" office:value-type="float" office:value="0.834892086" calcext:value-type="float">
            <text:p>0,834892086</text:p>
          </table:table-cell>
          <table:table-cell table:style-name="ce5" office:value-type="float" office:value="0.811932912" calcext:value-type="float">
            <text:p>0,811932912</text:p>
          </table:table-cell>
          <table:table-cell table:style-name="ce5" office:value-type="float" office:value="0.871573413" calcext:value-type="float">
            <text:p>0,871573413</text:p>
          </table:table-cell>
          <table:table-cell table:style-name="ce5" office:value-type="float" office:value="0.60959785" calcext:value-type="float">
            <text:p>0,60959785</text:p>
          </table:table-cell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0.9151277" calcext:value-type="float">
            <text:p>0,9151277</text:p>
          </table:table-cell>
          <table:table-cell table:style-name="ce4" office:value-type="float" office:value="0.83566559" calcext:value-type="float">
            <text:p>0,83566559</text:p>
          </table:table-cell>
          <table:table-cell table:style-name="ce4" office:value-type="float" office:value="0.814631463" calcext:value-type="float">
            <text:p>0,814631463</text:p>
          </table:table-cell>
          <table:table-cell table:style-name="ce4" office:value-type="float" office:value="0.873593398" calcext:value-type="float">
            <text:p>0,873593398</text:p>
          </table:table-cell>
          <table:table-cell table:style-name="ce4" office:value-type="float" office:value="0.60630375" calcext:value-type="float">
            <text:p>0,60630375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ce5" office:value-type="float" office:value="0.849601215" calcext:value-type="float">
            <text:p>0,849601215</text:p>
          </table:table-cell>
          <table:table-cell table:style-name="ce5" office:value-type="float" office:value="0.806433874" calcext:value-type="float">
            <text:p>0,806433874</text:p>
          </table:table-cell>
          <table:table-cell table:style-name="ce5" office:value-type="float" office:value="0.86404017" calcext:value-type="float">
            <text:p>0,86404017</text:p>
          </table:table-cell>
          <table:table-cell table:style-name="ce5" office:value-type="float" office:value="0.63031732" calcext:value-type="float">
            <text:p>0,63031732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0.90055031" calcext:value-type="float">
            <text:p>0,90055031</text:p>
          </table:table-cell>
          <table:table-cell table:style-name="ce4" office:value-type="float" office:value="0.834000728" calcext:value-type="float">
            <text:p>0,834000728</text:p>
          </table:table-cell>
          <table:table-cell table:style-name="ce4" office:value-type="float" office:value="0.805005501" calcext:value-type="float">
            <text:p>0,805005501</text:p>
          </table:table-cell>
          <table:table-cell table:style-name="ce4" office:value-type="float" office:value="0.865998866" calcext:value-type="float">
            <text:p>0,865998866</text:p>
          </table:table-cell>
          <table:table-cell table:style-name="ce4" office:value-type="float" office:value="0.61867389" calcext:value-type="float">
            <text:p>0,61867389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ce5" office:value-type="float" office:value="0.838780757" calcext:value-type="float">
            <text:p>0,838780757</text:p>
          </table:table-cell>
          <table:table-cell table:style-name="ce5" office:value-type="float" office:value="0.806983778" calcext:value-type="float">
            <text:p>0,806983778</text:p>
          </table:table-cell>
          <table:table-cell table:style-name="ce5" office:value-type="float" office:value="0.866793169" calcext:value-type="float">
            <text:p>0,866793169</text:p>
          </table:table-cell>
          <table:table-cell table:style-name="ce5" office:value-type="float" office:value="0.62067798" calcext:value-type="float">
            <text:p>0,62067798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table:style-name="ce4" office:value-type="float" office:value="27.90141" calcext:value-type="float">
            <text:p>27,90141</text:p>
          </table:table-cell>
          <table:table-cell table:style-name="ce4"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665" calcext:value-type="float" table:number-columns-spanned="2" table:number-rows-spanned="1">
            <text:p>0,003934665</text:p>
          </table:table-cell>
          <table:covered-table-cell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4" table:number-columns-repeated="7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2" table:style-name="Default"/>
          <table:covered-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0.92966601" calcext:value-type="float">
            <text:p>0,92966601</text:p>
          </table:table-cell>
          <table:table-cell table:style-name="ce4" office:value-type="float" office:value="0.81670694" calcext:value-type="float">
            <text:p>0,81670694</text:p>
          </table:table-cell>
          <table:table-cell table:style-name="ce4" office:value-type="float" office:value="0.804730473" calcext:value-type="float">
            <text:p>0,804730473</text:p>
          </table:table-cell>
          <table:table-cell table:style-name="ce4" office:value-type="float" office:value="0.86953326" calcext:value-type="float">
            <text:p>0,86953326</text:p>
          </table:table-cell>
          <table:table-cell table:style-name="ce4" office:value-type="float" office:value="0.59891106" calcext:value-type="float">
            <text:p>0,59891106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0.91984283" calcext:value-type="float">
            <text:p>0,91984283</text:p>
          </table:table-cell>
          <table:table-cell table:style-name="ce5" office:value-type="float" office:value="0.82400563" calcext:value-type="float">
            <text:p>0,82400563</text:p>
          </table:table-cell>
          <table:table-cell table:style-name="ce5" office:value-type="float" office:value="0.806380638" calcext:value-type="float">
            <text:p>0,806380638</text:p>
          </table:table-cell>
          <table:table-cell table:style-name="ce5" office:value-type="float" office:value="0.869290754" calcext:value-type="float">
            <text:p>0,869290754</text:p>
          </table:table-cell>
          <table:table-cell table:style-name="ce5" office:value-type="float" office:value="0.60572148" calcext:value-type="float">
            <text:p>0,60572148</text:p>
          </table:table-cell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0.93443267" calcext:value-type="float">
            <text:p>0,93443267</text:p>
          </table:table-cell>
          <table:table-cell table:style-name="ce4" office:value-type="float" office:value="0.80924855" calcext:value-type="float">
            <text:p>0,80924855</text:p>
          </table:table-cell>
          <table:table-cell table:style-name="ce4" office:value-type="float" office:value="0.799835029" calcext:value-type="float">
            <text:p>0,799835029</text:p>
          </table:table-cell>
          <table:table-cell table:style-name="ce4" office:value-type="float" office:value="0.867346939" calcext:value-type="float">
            <text:p>0,867346939</text:p>
          </table:table-cell>
          <table:table-cell table:style-name="ce4" office:value-type="float" office:value="0.59708657" calcext:value-type="float">
            <text:p>0,59708657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0.88614056" calcext:value-type="float">
            <text:p>0,88614056</text:p>
          </table:table-cell>
          <table:table-cell table:style-name="ce5" office:value-type="float" office:value="0.82947446" calcext:value-type="float">
            <text:p>0,82947446</text:p>
          </table:table-cell>
          <table:table-cell table:style-name="ce5" office:value-type="float" office:value="0.79268628" calcext:value-type="float">
            <text:p>0,79268628</text:p>
          </table:table-cell>
          <table:table-cell table:style-name="ce5" office:value-type="float" office:value="0.856871678" calcext:value-type="float">
            <text:p>0,856871678</text:p>
          </table:table-cell>
          <table:table-cell table:style-name="ce5" office:value-type="float" office:value="0.63130327" calcext:value-type="float">
            <text:p>0,63130327</text:p>
          </table:table-cell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0.92576591" calcext:value-type="float">
            <text:p>0,92576591</text:p>
          </table:table-cell>
          <table:table-cell table:style-name="ce4" office:value-type="float" office:value="0.82499125" calcext:value-type="float">
            <text:p>0,82499125</text:p>
          </table:table-cell>
          <table:table-cell table:style-name="ce4" office:value-type="float" office:value="0.810558152" calcext:value-type="float">
            <text:p>0,810558152</text:p>
          </table:table-cell>
          <table:table-cell table:style-name="ce4" office:value-type="float" office:value="0.872478253" calcext:value-type="float">
            <text:p>0,872478253</text:p>
          </table:table-cell>
          <table:table-cell table:style-name="ce4" office:value-type="float" office:value="0.59995086" calcext:value-type="float">
            <text:p>0,59995086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0.91001965" calcext:value-type="float">
            <text:p>0,91001965</text:p>
          </table:table-cell>
          <table:table-cell table:style-name="ce5" office:value-type="float" office:value="0.80668757" calcext:value-type="float">
            <text:p>0,80668757</text:p>
          </table:table-cell>
          <table:table-cell table:style-name="ce5" office:value-type="float" office:value="0.784378438" calcext:value-type="float">
            <text:p>0,784378438</text:p>
          </table:table-cell>
          <table:table-cell table:style-name="ce5" office:value-type="float" office:value="0.855243722" calcext:value-type="float">
            <text:p>0,855243722</text:p>
          </table:table-cell>
          <table:table-cell table:style-name="ce5" office:value-type="float" office:value="0.62073951" calcext:value-type="float">
            <text:p>0,62073951</text:p>
          </table:table-cell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0.93634578" calcext:value-type="float">
            <text:p>0,93634578</text:p>
          </table:table-cell>
          <table:table-cell table:style-name="ce4" office:value-type="float" office:value="0.8127558" calcext:value-type="float">
            <text:p>0,8127558</text:p>
          </table:table-cell>
          <table:table-cell table:style-name="ce4" office:value-type="float" office:value="0.804455446" calcext:value-type="float">
            <text:p>0,804455446</text:p>
          </table:table-cell>
          <table:table-cell table:style-name="ce4" office:value-type="float" office:value="0.870184408" calcext:value-type="float">
            <text:p>0,870184408</text:p>
          </table:table-cell>
          <table:table-cell table:style-name="ce4" office:value-type="float" office:value="0.5935131" calcext:value-type="float">
            <text:p>0,5935131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0.92691552" calcext:value-type="float">
            <text:p>0,92691552</text:p>
          </table:table-cell>
          <table:table-cell table:style-name="ce5" office:value-type="float" office:value="0.81093159" calcext:value-type="float">
            <text:p>0,81093159</text:p>
          </table:table-cell>
          <table:table-cell table:style-name="ce5" office:value-type="float" office:value="0.797579758" calcext:value-type="float">
            <text:p>0,797579758</text:p>
          </table:table-cell>
          <table:table-cell table:style-name="ce5" office:value-type="float" office:value="0.865053172" calcext:value-type="float">
            <text:p>0,865053172</text:p>
          </table:table-cell>
          <table:table-cell table:style-name="ce5" office:value-type="float" office:value="0.60373678" calcext:value-type="float">
            <text:p>0,60373678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0.91198428" calcext:value-type="float">
            <text:p>0,91198428</text:p>
          </table:table-cell>
          <table:table-cell table:style-name="ce4" office:value-type="float" office:value="0.83041145" calcext:value-type="float">
            <text:p>0,83041145</text:p>
          </table:table-cell>
          <table:table-cell table:style-name="ce4" office:value-type="float" office:value="0.808030803" calcext:value-type="float">
            <text:p>0,808030803</text:p>
          </table:table-cell>
          <table:table-cell table:style-name="ce4" office:value-type="float" office:value="0.86928839" calcext:value-type="float">
            <text:p>0,86928839</text:p>
          </table:table-cell>
          <table:table-cell table:style-name="ce4" office:value-type="float" office:value="0.61058987" calcext:value-type="float">
            <text:p>0,61058987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0.88172888" calcext:value-type="float">
            <text:p>0,88172888</text:p>
          </table:table-cell>
          <table:table-cell table:style-name="ce5" office:value-type="float" office:value="0.83513212" calcext:value-type="float">
            <text:p>0,83513212</text:p>
          </table:table-cell>
          <table:table-cell table:style-name="ce5" office:value-type="float" office:value="0.795435799" calcext:value-type="float">
            <text:p>0,795435799</text:p>
          </table:table-cell>
          <table:table-cell table:style-name="ce5" office:value-type="float" office:value="0.857798165" calcext:value-type="float">
            <text:p>0,857798165</text:p>
          </table:table-cell>
          <table:table-cell table:style-name="ce5" office:value-type="float" office:value="0.63230251" calcext:value-type="float">
            <text:p>0,63230251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table:style-name="ce4" office:value-type="float" office:value="48.65856" calcext:value-type="float">
            <text:p>48,65856</text:p>
          </table:table-cell>
          <table:table-cell table:style-name="ce4"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479" calcext:value-type="float" table:number-columns-spanned="2" table:number-rows-spanned="1">
            <text:p>0,006305479</text:p>
          </table:table-cell>
          <table:covered-table-cell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number-columns-repeated="7"/>
        </table:table-row>
      </table:table>
      <table:table table:name="Proporção Treino-Teste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/>
          <table:table-cell table:style-name="ce23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90/10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21" office:value-type="string" calcext:value-type="string">
            <text:p>Variância</text:p>
          </table:table-cell>
          <table:table-cell table:style-name="ce21" table:formula="of:=VARPA([.B2:.B11])" office:value-type="float" office:value="2.89684250792901" calcext:value-type="float">
            <text:p>2,8968425079</text:p>
          </table:table-cell>
          <table:table-cell table:style-name="ce21" table:formula="of:=VARPA([.C2:.C11])" office:value-type="float" office:value="2.896842507929" calcext:value-type="float">
            <text:p>2,8968425079</text:p>
          </table:table-cell>
          <table:table-cell/>
          <table:table-cell table:style-name="ce21" table:formula="of:=VARPA([.E2:.E11])" office:value-type="float" office:value="3.430175188616" calcext:value-type="float">
            <text:p>3,4301751886</text:p>
          </table:table-cell>
          <table:table-cell table:style-name="ce21" table:formula="of:=VARPA([.F2:.F11])" office:value-type="float" office:value="3.430175188616" calcext:value-type="float">
            <text:p>3,4301751886</text:p>
          </table:table-cell>
          <table:table-cell/>
          <table:table-cell table:style-name="ce24" table:formula="of:=VARPA([.H2:.H11])" office:value-type="float" office:value="2.740422304621" calcext:value-type="float">
            <text:p>2,7404223046</text:p>
          </table:table-cell>
          <table:table-cell table:style-name="ce21" table:formula="of:=VARPA([.I2:.I11])" office:value-type="float" office:value="2.740422304621" calcext:value-type="float">
            <text:p>2,7404223046</text:p>
          </table:table-cell>
          <table:table-cell/>
          <table:table-cell table:style-name="ce21" table:formula="of:=VARPA([.K2:.K11])" office:value-type="float" office:value="6.34794661514901" calcext:value-type="float">
            <text:p>6,3479466151</text:p>
          </table:table-cell>
          <table:table-cell table:style-name="ce21" table:formula="of:=VARPA([.L2:.L11])" office:value-type="float" office:value="6.347946615149" calcext:value-type="float">
            <text:p>6,3479466151</text:p>
          </table:table-cell>
          <table:table-cell/>
          <table:table-cell table:style-name="ce21" table:formula="of:=VARPA([.N2:.N11])" office:value-type="float" office:value="14.967988537701" calcext:value-type="float">
            <text:p>14,9679885377</text:p>
          </table:table-cell>
          <table:table-cell table:style-name="ce21" table:formula="of:=VARPA([.O2:.O11])" office:value-type="float" office:value="14.967988537701" calcext:value-type="float">
            <text:p>14,9679885377</text:p>
          </table:table-cell>
        </table:table-row>
        <table:table-row table:style-name="ro2">
          <table:table-cell table:style-name="ce21" office:value-type="string" calcext:value-type="string">
            <text:p>Desvio padrão</text:p>
          </table:table-cell>
          <table:table-cell table:style-name="ce21" table:formula="of:=STDEVPA([.B2:.B11])" office:value-type="float" office:value="1.70201131251499" calcext:value-type="float">
            <text:p>1,7020113125</text:p>
          </table:table-cell>
          <table:table-cell table:style-name="ce21" table:formula="of:=STDEVPA([.C2:.C11])" office:value-type="float" office:value="1.70201131251499" calcext:value-type="float">
            <text:p>1,7020113125</text:p>
          </table:table-cell>
          <table:table-cell/>
          <table:table-cell table:style-name="ce21" table:formula="of:=STDEVPA([.E2:.E11])" office:value-type="float" office:value="1.85207321362197" calcext:value-type="float">
            <text:p>1,8520732136</text:p>
          </table:table-cell>
          <table:table-cell table:style-name="ce21" table:formula="of:=STDEVPA([.F2:.F11])" office:value-type="float" office:value="1.85207321362197" calcext:value-type="float">
            <text:p>1,8520732136</text:p>
          </table:table-cell>
          <table:table-cell/>
          <table:table-cell table:style-name="ce24" table:formula="of:=STDEVPA([.H2:.H11])" office:value-type="float" office:value="1.65542209258576" calcext:value-type="float">
            <text:p>1,6554220926</text:p>
          </table:table-cell>
          <table:table-cell table:style-name="ce21" table:formula="of:=STDEVPA([.I2:.I11])" office:value-type="float" office:value="1.65542209258575" calcext:value-type="float">
            <text:p>1,6554220926</text:p>
          </table:table-cell>
          <table:table-cell/>
          <table:table-cell table:style-name="ce21" table:formula="of:=STDEVPA([.K2:.K11])" office:value-type="float" office:value="2.51951317026703" calcext:value-type="float">
            <text:p>2,5195131703</text:p>
          </table:table-cell>
          <table:table-cell table:style-name="ce21" table:formula="of:=STDEVPA([.L2:.L11])" office:value-type="float" office:value="2.51951317026703" calcext:value-type="float">
            <text:p>2,5195131703</text:p>
          </table:table-cell>
          <table:table-cell/>
          <table:table-cell table:style-name="ce21" table:formula="of:=STDEVPA([.N2:.N11])" office:value-type="float" office:value="3.86884847696327" calcext:value-type="float">
            <text:p>3,868848477</text:p>
          </table:table-cell>
          <table:table-cell table:style-name="ce21" table:formula="of:=STDEVPA([.O2:.O11])" office:value-type="float" office:value="3.86884847696327" calcext:value-type="float">
            <text:p>3,868848477</text:p>
          </table:table-cell>
        </table:table-row>
      </table:table>
      <table:table table:name="150K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2" table:default-cell-style-name="ce1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19]" office:value-type="float" office:value="0.99300397" calcext:value-type="float">
            <text:p>0,9930040</text:p>
          </table:table-cell>
          <table:table-cell table:style-name="ce12" table:formula="of:=[.I19]" office:value-type="float" office:value="0.941968197" calcext:value-type="float">
            <text:p>0,9419682</text:p>
          </table:table-cell>
          <table:table-cell table:style-name="ce12" table:formula="of:=[.J19]" office:value-type="float" office:value="0.9364023026" calcext:value-type="float">
            <text:p>0,9364023</text:p>
          </table:table-cell>
          <table:table-cell table:style-name="ce12" table:formula="of:=[.K19]" office:value-type="float" office:value="0.9668130375" calcext:value-type="float">
            <text:p>0,9668130</text:p>
          </table:table-cell>
          <table:table-cell table:style-name="ce12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float" office:value="0" calcext:value-type="float">
            <text:p>0,0000000</text:p>
          </table:table-cell>
          <table:table-cell table:style-name="ce13" table:formula="of:=[.I36]" office:value-type="float" office:value="0" calcext:value-type="float">
            <text:p>0,0000000</text:p>
          </table:table-cell>
          <table:table-cell table:style-name="ce13" table:formula="of:=[.J36]" office:value-type="float" office:value="0" calcext:value-type="float">
            <text:p>0,0000000</text:p>
          </table:table-cell>
          <table:table-cell table:style-name="ce13" table:formula="of:=[.K36]" office:value-type="float" office:value="0" calcext:value-type="float">
            <text:p>0,0000000</text:p>
          </table:table-cell>
          <table:table-cell table:style-name="ce13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26" office:value-type="float" office:value="50383" calcext:value-type="float">
            <text:p>50383</text:p>
          </table:table-cell>
          <table:table-cell table:style-name="ce26" office:value-type="float" office:value="2860" calcext:value-type="float">
            <text:p>2860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4" office:value-type="float" office:value="0.9668121852" calcext:value-type="float">
            <text:p>0,9668122</text:p>
          </table:table-cell>
          <table:table-cell table:style-name="ce14" office:value-type="float" office:value="0.7176744" calcext:value-type="float">
            <text:p>0,7176744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27" office:value-type="float" office:value="50415" calcext:value-type="float">
            <text:p>50415</text:p>
          </table:table-cell>
          <table:table-cell table:style-name="ce27" office:value-type="float" office:value="2972" calcext:value-type="float">
            <text:p>297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635" calcext:value-type="float">
            <text:p>635</text:p>
          </table:table-cell>
          <table:table-cell table:style-name="ce15" office:value-type="float" office:value="0.989713186" calcext:value-type="float">
            <text:p>0,9897132</text:p>
          </table:table-cell>
          <table:table-cell table:style-name="ce15" office:value-type="float" office:value="0.944331017" calcext:value-type="float">
            <text:p>0,9443310</text:p>
          </table:table-cell>
          <table:table-cell table:style-name="ce1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26" office:value-type="float" office:value="50600" calcext:value-type="float">
            <text:p>50600</text:p>
          </table:table-cell>
          <table:table-cell table:style-name="ce26" office:value-type="float" office:value="3008" calcext:value-type="float">
            <text:p>3008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4" office:value-type="float" office:value="0.9676247299" calcext:value-type="float">
            <text:p>0,9676247</text:p>
          </table:table-cell>
          <table:table-cell table:style-name="ce1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27" office:value-type="float" office:value="50451" calcext:value-type="float">
            <text:p>50451</text:p>
          </table:table-cell>
          <table:table-cell table:style-name="ce27" office:value-type="float" office:value="2995" calcext:value-type="float">
            <text:p>299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616" calcext:value-type="float">
            <text:p>616</text:p>
          </table:table-cell>
          <table:table-cell table:style-name="ce15" office:value-type="float" office:value="0.99051714" calcext:value-type="float">
            <text:p>0,9905171</text:p>
          </table:table-cell>
          <table:table-cell table:style-name="ce15" office:value-type="float" office:value="0.94396213" calcext:value-type="float">
            <text:p>0,9439621</text:p>
          </table:table-cell>
          <table:table-cell table:style-name="ce1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26" office:value-type="float" office:value="50431" calcext:value-type="float">
            <text:p>50431</text:p>
          </table:table-cell>
          <table:table-cell table:style-name="ce26" office:value-type="float" office:value="3036" calcext:value-type="float">
            <text:p>3036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4" office:value-type="float" office:value="0.9666388737" calcext:value-type="float">
            <text:p>0,9666389</text:p>
          </table:table-cell>
          <table:table-cell table:style-name="ce1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27" office:value-type="float" office:value="50331" calcext:value-type="float">
            <text:p>50331</text:p>
          </table:table-cell>
          <table:table-cell table:style-name="ce27" office:value-type="float" office:value="2892" calcext:value-type="float">
            <text:p>2892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734" calcext:value-type="float">
            <text:p>734</text:p>
          </table:table-cell>
          <table:table-cell table:style-name="ce15" office:value-type="float" office:value="0.988452248" calcext:value-type="float">
            <text:p>0,9884522</text:p>
          </table:table-cell>
          <table:table-cell table:style-name="ce15" office:value-type="float" office:value="0.945662589" calcext:value-type="float">
            <text:p>0,9456626</text:p>
          </table:table-cell>
          <table:table-cell table:style-name="ce1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26" office:value-type="float" office:value="50465" calcext:value-type="float">
            <text:p>50465</text:p>
          </table:table-cell>
          <table:table-cell table:style-name="ce26" office:value-type="float" office:value="3139" calcext:value-type="float">
            <text:p>313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4" office:value-type="float" office:value="0.9664106934" calcext:value-type="float">
            <text:p>0,9664107</text:p>
          </table:table-cell>
          <table:table-cell table:style-name="ce1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27" office:value-type="float" office:value="50502" calcext:value-type="float">
            <text:p>50502</text:p>
          </table:table-cell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593" calcext:value-type="float">
            <text:p>593</text:p>
          </table:table-cell>
          <table:table-cell table:style-name="ce15" office:value-type="float" office:value="0.991693667" calcext:value-type="float">
            <text:p>0,9916937</text:p>
          </table:table-cell>
          <table:table-cell table:style-name="ce15" office:value-type="float" office:value="0.943415965" calcext:value-type="float">
            <text:p>0,9434160</text:p>
          </table:table-cell>
          <table:table-cell table:style-name="ce1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26" office:value-type="float" office:value="50385" calcext:value-type="float">
            <text:p>50385</text:p>
          </table:table-cell>
          <table:table-cell table:style-name="ce26" office:value-type="float" office:value="3009" calcext:value-type="float">
            <text:p>3009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4" office:value-type="float" office:value="0.9664889128" calcext:value-type="float">
            <text:p>0,9664889</text:p>
          </table:table-cell>
          <table:table-cell table:style-name="ce1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27" office:value-type="float" office:value="50530" calcext:value-type="float">
            <text:p>50530</text:p>
          </table:table-cell>
          <table:table-cell table:style-name="ce27" office:value-type="float" office:value="3113" calcext:value-type="float">
            <text:p>3113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547" calcext:value-type="float">
            <text:p>547</text:p>
          </table:table-cell>
          <table:table-cell table:style-name="ce15" office:value-type="float" office:value="0.99300397" calcext:value-type="float">
            <text:p>0,9930040</text:p>
          </table:table-cell>
          <table:table-cell table:style-name="ce15" office:value-type="float" office:value="0.941968197" calcext:value-type="float">
            <text:p>0,9419682</text:p>
          </table:table-cell>
          <table:table-cell table:style-name="ce1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28" office:value-type="float" office:value="50449.3" calcext:value-type="float">
            <text:p>50449</text:p>
          </table:table-cell>
          <table:table-cell table:style-name="ce28" office:value-type="float" office:value="3005.3" calcext:value-type="float">
            <text:p>300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625.9" calcext:value-type="float">
            <text:p>626</text:p>
          </table:table-cell>
          <table:table-cell table:style-name="ce16" office:value-type="float" office:value="0.990867622" calcext:value-type="float">
            <text:p>0,9908676</text:p>
          </table:table-cell>
          <table:table-cell table:style-name="ce16" office:value-type="float" office:value="0.943781649" calcext:value-type="float">
            <text:p>0,9437816</text:p>
          </table:table-cell>
          <table:table-cell table:style-name="ce16" office:value-type="float" office:value="0.9363778831" calcext:value-type="float">
            <text:p>0,9363779</text:p>
          </table:table-cell>
          <table:table-cell table:style-name="ce16" office:value-type="float" office:value="0.966749421" calcext:value-type="float">
            <text:p>0,9667494</text:p>
          </table:table-cell>
          <table:table-cell table:style-name="ce16" office:value-type="float" office:value="0.6999223" calcext:value-type="float">
            <text:p>0,6999223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27" office:value-type="float" office:value="50441" calcext:value-type="float">
            <text:p>50441</text:p>
          </table:table-cell>
          <table:table-cell table:style-name="ce27" office:value-type="float" office:value="3008.5" calcext:value-type="float">
            <text:p>300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624.5" calcext:value-type="float">
            <text:p>625</text:p>
          </table:table-cell>
          <table:table-cell table:style-name="ce15" office:value-type="float" office:value="0.990885192" calcext:value-type="float">
            <text:p>0,9908852</text:p>
          </table:table-cell>
          <table:table-cell table:style-name="ce15" office:value-type="float" office:value="0.943767163" calcext:value-type="float">
            <text:p>0,9437672</text:p>
          </table:table-cell>
          <table:table-cell table:style-name="ce1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14" office:value-type="float" office:value="0.06260314" calcext:value-type="float">
            <text:p>0,0626031</text:p>
          </table:table-cell>
          <table:table-cell table:style-name="ce26" office:value-type="float" office:value="79.08231" calcext:value-type="float">
            <text:p>79</text:p>
          </table:table-cell>
          <table:table-cell table:style-name="ce26" office:value-type="float" office:value="85.74128" calcext:value-type="float">
            <text:p>86</text:p>
          </table:table-cell>
          <table:table-cell table:style-name="ce26" office:value-type="float" office:value="86.99936" calcext:value-type="float">
            <text:p>87</text:p>
          </table:table-cell>
          <table:table-cell table:style-name="ce26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4" office:value-type="float" office:value="0.0003511824" calcext:value-type="float" table:number-columns-spanned="2" table:number-rows-spanned="1">
            <text:p>0,0003512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25" office:value-type="float" office:value="93.54661" calcext:value-type="float">
            <text:p>93,54661</text:p>
          </table:table-cell>
          <table:table-cell table:style-name="ce25" office:value-type="float" office:value="6.453387" calcext:value-type="float">
            <text:p>6,453387</text:p>
          </table:table-cell>
          <table:table-cell table:style-name="ce25" office:value-type="float" office:value="50528" calcext:value-type="float">
            <text:p>50528</text:p>
          </table:table-cell>
          <table:table-cell table:style-name="ce25" office:value-type="float" office:value="3139" calcext:value-type="float">
            <text:p>3139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0.9925161" calcext:value-type="float">
            <text:p>0,9925161</text:p>
          </table:table-cell>
          <table:table-cell table:style-name="ce25" office:value-type="float" office:value="0.9415097" calcext:value-type="float">
            <text:p>0,9415097</text:p>
          </table:table-cell>
          <table:table-cell table:style-name="ce25" office:value-type="float" office:value="0.9354661" calcext:value-type="float">
            <text:p>0,9354661</text:p>
          </table:table-cell>
          <table:table-cell table:style-name="ce25" office:value-type="float" office:value="0.9663403" calcext:value-type="float">
            <text:p>0,9663403</text:p>
          </table:table-cell>
          <table:table-cell table:style-name="ce25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19" table:number-columns-repeated="5"/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20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9:36:05.83204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6-02T21:01:45.417674000</dc:date>
    <meta:editing-duration>P3DT52M11S</meta:editing-duration>
    <meta:editing-cycles>28</meta:editing-cycles>
    <meta:document-statistic meta:table-count="4" meta:cell-count="1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Coop RF X DBN'.E46:'Coop RF X DBN'.E5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op RF X DBN'.E46:'Coop RF X DBN'.E5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Coop RF X DBN'.E46:'Coop RF X DBN'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